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8" draw:layer="layout" svg:width="36.1cm" svg:height="19.59cm" svg:x="1cm" svg:y="1cm">
          <draw:text-box>
            <text:list text:style-name="L1">
              <text:list-item>
                <text:p text:style-name="P7"><text:span text:style-name="T4">ClientPC</text:span></text:p>
                <text:p text:style-name="P7"><text:span text:style-name="T4">SystemFault</text:span></text:p>
                <text:list>
                  <text:list-item>
                    <text:p text:style-name="P7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7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7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7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8" draw:layer="layout" svg:width="36.132cm" svg:height="19.59cm" svg:x="0.968cm" svg:y="1cm">
          <draw:text-box>
            <text:list text:style-name="L1">
              <text:list-item>
                <text:p text:style-name="P7"><text:span text:style-name="T4">ClientPC – Router(Gateway)</text:span></text:p>
                <text:p text:style-name="P7"><text:span text:style-name="T4">SystemFault</text:span></text:p>
                <text:list>
                  <text:list-item>
                    <text:p text:style-name="P7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7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8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8T21:45:58</dc:date>
    <dc:creator>Joseph </dc:creator>
    <meta:generator>LibreOffice/3.5$Linux_X86_64 LibreOffice_project/350m1$Build-2</meta:generator>
    <meta:editing-duration>PT10H48M36S</meta:editing-duration>
    <meta:editing-cycles>45</meta:editing-cycles>
    <meta:document-statistic meta:object-count="22"/>
  </office:meta>
</office:document-meta>
</file>